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4"/>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office:value-type="string" calcext:value-type="string">
            <text:p>Zvi Goldfeld</text:p>
          </table:table-cell>
          <table:table-cell table:style-name="ce5" office:value-type="string" calcext:value-type="string">
            <text:p><text:a xlink:href="https://people.ece.cornell.edu/zivg/" xlink:type="simple">https://people.ece.cornell.edu/ziv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5-04" calcext:value-type="date">
            <text:p>04/05/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3-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5" meta:object-count="0"/>
    <meta:generator>LibreOfficeDev/6.0.5.2$Linux_X86_64 LibreOffice_project/</meta:generator>
  </office:meta>
</office:document-meta>
</file>